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Heading_20_3">
      <style:paragraph-properties fo:margin-top="0.1665in" fo:margin-bottom="0.0835in" fo:keep-with-next="always"/>
    </style:style>
    <style:style style:name="P21"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paragraph-properties fo:margin-left="0in" fo:margin-right="0in" fo:text-indent="0in" style:auto-text-indent="false"/>
    </style:style>
    <style:style style:name="P31" style:family="paragraph" style:parent-style-name="Text_20_body">
      <style:paragraph-properties fo:margin-left="0in" fo:margin-right="0in" fo:margin-top="0in" fo:margin-bottom="0.0835in" fo:text-align="start" style:justify-single-word="false" fo:text-indent="0in" style:auto-text-indent="false"/>
    </style:style>
    <style:style style:name="P32" style:family="paragraph" style:parent-style-name="Text_20_body">
      <style:paragraph-properties fo:margin-top="0in" fo:margin-bottom="0.0835in" fo:text-align="start" style:justify-single-word="false"/>
    </style:style>
    <style:style style:name="P33" style:family="paragraph" style:parent-style-name="Heading_20_2">
      <style:paragraph-properties fo:margin-top="0.1665in" fo:margin-bottom="0.0835in" fo:keep-with-next="alway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5.DRAFT</text:p>
      <text:p text:style-name="Subtitle">19 May 2014</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9">Running an Application with the Byteman Agent<text:tab/>5</text:p>
          <text:p text:style-name="P19">Event Condition Action Rules<text:tab/>6</text:p>
          <text:p text:style-name="P19">Rule Bindings and Parameterization<text:tab/>7</text:p>
          <text:p text:style-name="P19">Built-in Conditions and Actions<text:tab/>7</text:p>
          <text:p text:style-name="P19">Extending or Replacing the Byteman Language Built-ins<text:tab/>8</text:p>
          <text:p text:style-name="P19">Agent Transformation<text:tab/>9</text:p>
          <text:p text:style-name="P19">Agent Retransformation<text:tab/>10</text:p>
          <text:p text:style-name="P19">ECA Rule Engine<text:tab/>10</text:p>
          <text:p text:style-name="P17">The Byteman Rule Language<text:tab/>12</text:p>
          <text:p text:style-name="P19">Rule Events<text:tab/>12</text:p>
          <text:p text:style-name="P18">Class Rules vs Interface Rules<text:tab/>13</text:p>
          <text:p text:style-name="P18">Overriding <text:s/>Rules<text:tab/>13</text:p>
          <text:p text:style-name="P18">Overriding Interface Rules<text:tab/>15</text:p>
          <text:p text:style-name="P18">Location Specifiers<text:tab/>15</text:p>
          <text:p text:style-name="P19">Rule Bindings<text:tab/>19</text:p>
          <text:p text:style-name="P19">Rule Expressions<text:tab/>19</text:p>
          <text:p text:style-name="P19">Rule Conditions<text:tab/>21</text:p>
          <text:p text:style-name="P19">Rule Actions<text:tab/>22</text:p>
          <text:p text:style-name="P19">Built-In Calls<text:tab/>23</text:p>
          <text:p text:style-name="P19">User-Defined Rule Helpers<text:tab/>24</text:p>
          <text:p text:style-name="P19">The Rule Helper Lifecycle Methods<text:tab/>25</text:p>
          <text:p text:style-name="P17">Byteman Rule Language Standard Built-Ins<text:tab/>27</text:p>
          <text:p text:style-name="P19">Thread Coordination Operations<text:tab/>27</text:p>
          <text:p text:style-name="P18">Waiters<text:tab/>27</text:p>
          <text:p text:style-name="P18">Rendezvous<text:tab/>28</text:p>
          <text:p text:style-name="P18">Joiners<text:tab/>29</text:p>
          <text:p text:style-name="P18">Aborting Execution<text:tab/>29</text:p>
          <text:p text:style-name="P19">Rule State Management Operations<text:tab/>30</text:p>
          <text:p text:style-name="P18">CountDowns<text:tab/>30</text:p>
          <text:p text:style-name="P18">Flags<text:tab/>31</text:p>
          <text:p text:style-name="P18">Counters<text:tab/>31</text:p>
          <text:p text:style-name="P18">Timers<text:tab/>32</text:p>
          <text:p text:style-name="P18">Recursive Triggering<text:tab/>32</text:p>
          <text:p text:style-name="P19">Trace and Debug Operations<text:tab/>33</text:p>
          <text:p text:style-name="P18">Debugging<text:tab/>33</text:p>
          <text:p text:style-name="P18">Tracing<text:tab/>34</text:p>
          <text:p text:style-name="P19">Stack Management Operations<text:tab/>34</text:p>
          <text:p text:style-name="P18">Checking The Call Tree<text:tab/>34</text:p>
          <text:p text:style-name="P18">Tracing the Caller Stack<text:tab/>37</text:p>
          <text:p text:style-name="P18">Selective Stack Tracing Using a Regular Expression Filter<text:tab/>37</text:p>
          <text:p text:style-name="P18">Stack Range Tracing<text:tab/>39</text:p>
          <text:p text:style-name="P18">Tracing Named Thread Stacks<text:tab/>41</text:p>
          <text:p text:style-name="P19">Default Helper Lifecycle Methods<text:tab/>42</text:p>
          <text:p text:style-name="P17">Using Byteman<text:tab/>43</text:p>
          <text:p text:style-name="P19">Using Byteman from java or ant<text:tab/>43</text:p>
          <text:p text:style-name="P19">Using Byteman from maven<text:tab/>43</text:p>
          <text:p text:style-name="P19">Obtaining the source build tree<text:tab/>43</text:p>
          <text:p text:style-name="P19"><text:soft-page-break/>Building Byteman from the sources<text:tab/>44</text:p>
          <text:p text:style-name="P19">Running Applications with Byteman<text:tab/>44</text:p>
          <text:p text:style-name="P19">Configuring a java agent<text:tab/>44</text:p>
          <text:p text:style-name="P19">Installing Byteman in a Running JVM using Script bminstall<text:tab/>45</text:p>
          <text:p text:style-name="P19">Available -javaagent Options<text:tab/>45</text:p>
          <text:p text:style-name="P19">Running Byteman Using Script bmjava<text:tab/>46</text:p>
          <text:p text:style-name="P19">Submitting Rules Dynamically Using Script bmsubmit<text:tab/>47</text:p>
          <text:p text:style-name="P19">Checking Rules Offline Using Script bmcheck<text:tab/>49</text:p>
          <text:p text:style-name="P19">Installing And Submitting from Java<text:tab/>49</text:p>
          <text:p text:style-name="P19">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147107147"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11471071471" text:style-name="L1">
        <text:list-item>
          <text:p text:style-name="P22">tracing execution of specific code paths and displaying application or JVM state</text:p>
        </text:list-item>
        <text:list-item>
          <text:p text:style-name="P22">subverting normal execution by changing state, making unscheduled method calls or forcing an unexpected return or throw</text:p>
        </text:list-item>
        <text:list-item>
          <text:p text:style-name="P22">orchestrating the timing of activities performed by independent application threads</text:p>
        </text:list-item>
        <text:list-item>
          <text:p text:style-name="P22">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553583086" text:continue-list="list1147107147" text:style-name="Outline">
        <text:list-item>
          <text:list>
            <text:list-header>
              <text:h text:style-name="P33"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73983943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317635464" text:style-name="L2">
        <text:list-item>
          <text:p text:style-name="P23"><text:span text:style-name="T1">where</text:span> during application execution a side-effect should occur</text:p>
        </text:list-item>
        <text:list-item>
          <text:p text:style-name="P23"><text:span text:style-name="T1">whether</text:span> the side-effect should happen or not</text:p>
        </text:list-item>
        <text:list-item>
          <text:p text:style-name="P23"><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55598227" text:continue-list="list173983943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7869820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475571625"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625973352"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9332956481" text:style-name="L3">
        <text:list-item>
          <text:p text:style-name="P24">the <text:span text:style-name="T1">trigger method</text:span>, i.e. the method which contains the trigger point</text:p>
        </text:list-item>
        <text:list-item>
          <text:p text:style-name="P24">the rule which has been matched</text:p>
        </text:list-item>
        <text:list-item>
          <text:p text:style-name="P24">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066382637" text:continue-list="list625973352" text:style-name="Outline">
        <text:list-item>
          <text:list>
            <text:list-header>
              <text:h text:style-name="P33"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154556521" text:continue-numbering="true" text:style-name="Outline">
        <text:list-item>
          <text:list>
            <text:list-header>
              <text:h text:style-name="P33"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30619512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173590788" text:continue-numbering="true" text:style-name="Outline">
        <text:list-item>
          <text:list>
            <text:list-header>
              <text:h text:style-name="P33"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8223065721" text:style-name="L4">
        <text:list-item>
          <text:p text:style-name="P25">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5">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875107152" text:continue-list="list1173590788"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8288455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108743096" text:continue-numbering="true" text:style-name="Outline">
        <text:list-item>
          <text:list>
            <text:list-item>
              <text:list>
                <text:list-header>
                  <text:h text:style-name="P20"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132153693" text:continue-numbering="true" text:style-name="Outline">
        <text:list-item>
          <text:list>
            <text:list-item>
              <text:list>
                <text:list-header>
                  <text:h text:style-name="P20"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53874011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36925828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07249472" text:continue-list="list8223065721" text:style-name="L4">
        <text:list-item>
          <text:p text:style-name="P25">references to previously bound variables</text:p>
        </text:list-item>
        <text:list-item>
          <text:p text:style-name="P25">references to the trigger method recipient or parameters</text:p>
        </text:list-item>
        <text:list-item>
          <text:p text:style-name="P25">references to the local variables in scope at the trigger point</text:p>
        </text:list-item>
        <text:list-item>
          <text:p text:style-name="P25">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5">static field references</text:p>
        </text:list-item>
        <text:list-item>
          <text:p text:style-name="P25">primitive literals</text:p>
        </text:list-item>
        <text:list-item>
          <text:p text:style-name="P25">field accesses</text:p>
        </text:list-item>
        <text:list-item>
          <text:p text:style-name="P25">static or instance method invocations</text:p>
        </text:list-item>
        <text:list-item>
          <text:p text:style-name="P25">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46497757" text:style-name="L5">
        <text:list-item>
          <text:p text:style-name="P26">throw and return operations are only allowed as the last action in a sequence of rule actions (see below).</text:p>
        </text:list-item>
      </text:list>
      <text:list xml:id="list1718752686" text:style-name="L6">
        <text:list-item>
          <text:p text:style-name="P27">Expressions should obey the normal rules regarding associativity and precedence.</text:p>
        </text:list-item>
        <text:list-item>
          <text:p text:style-name="P27">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7">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7">Special variables provide access to other trigger method data. There are currently 7 such special variables:</text:p>
          <text:list>
            <text:list-item>
              <text:p text:style-name="P27"><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7">$!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7"><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7"><text:span text:style-name="Code_20_Text">$#</text:span> has type <text:span text:style-name="Code_20_Text">int</text:span> and identifies the number of parameters supplied to the trigger method.</text:p>
            </text:list-item>
            <text:list-item>
              <text:p text:style-name="P27"><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7"><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7"><text:span text:style-name="Code_20_Text">$CLASS</text:span> is valid in all rules and is bound to a <text:span text:style-name="Code_20_Text">String</text:span> whose value is the full package qualified name of the trigger class for the rule. The trigger class is the <text:soft-page-break/>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7">$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7">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7">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7">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7">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609589240" text:continue-list="list36925828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text:soft-page-break/>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59237155"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text:soft-page-break/>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47725652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73257262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ext:soft-page-break/>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09760889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59045224" text:style-name="L7">
        <text:list-item>
          <text:p text:style-name="P28">an activate event occurs when an install cause <text:span text:style-name="T1">R(H)</text:span> to transition from empty to non-empty</text:p>
        </text:list-item>
        <text:list-item>
          <text:p text:style-name="P28">an install event occurs when <text:span text:style-name="T1">r(H)</text:span> is installed in <text:span text:style-name="T1">R(H)</text:span></text:p>
        </text:list-item>
        <text:list-item>
          <text:p text:style-name="P28">an uninstall event occurs when <text:span text:style-name="T1">r(H)</text:span> is uninstalled from <text:span text:style-name="T1">R(H)</text:span></text:p>
        </text:list-item>
        <text:list-item>
          <text:p text:style-name="P28">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text:soft-page-break/>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01418455" text:continue-list="list1097608892"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505063855"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396977792" text:continue-numbering="true" text:style-name="Outline">
        <text:list-item>
          <text:list>
            <text:list-item>
              <text:list>
                <text:list-header>
                  <text:h text:style-name="P2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613871432" text:continue-numbering="true" text:style-name="Outline">
        <text:list-item>
          <text:list>
            <text:list-item>
              <text:list>
                <text:list-header>
                  <text:h text:style-name="P21"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31"><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197656112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192471587"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758277679" text:continue-numbering="true" text:style-name="Outline">
        <text:list-item>
          <text:list>
            <text:list-item>
              <text:list>
                <text:list-header>
                  <text:h text:style-name="P2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87971929" text:continue-numbering="true" text:style-name="Outline">
        <text:list-item>
          <text:list>
            <text:list-item>
              <text:list>
                <text:list-header>
                  <text:h text:style-name="P21"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133656997"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281134847" text:continue-numbering="true" text:style-name="Outline">
        <text:list-item>
          <text:list>
            <text:list-item>
              <text:list>
                <text:list-header>
                  <text:h text:style-name="P21"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text:soft-page-break/>clause.</text:p>
      <text:list xml:id="list1049601797"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35852930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ext:soft-page-break/>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32910712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346963855" text:continue-numbering="true" text:style-name="Outline">
        <text:list-item>
          <text:list>
            <text:list-item>
              <text:list>
                <text:list-header>
                  <text:h text:style-name="P20"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953776738" text:continue-numbering="true" text:style-name="Outline">
        <text:list-item>
          <text:list>
            <text:list-item>
              <text:list>
                <text:list-header>
                  <text:h text:style-name="P21"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217280199" text:continue-numbering="true" text:style-name="Outline">
        <text:list-item>
          <text:list>
            <text:list-item>
              <text:list>
                <text:list-header>
                  <text:h text:style-name="P21"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470794457" text:continue-numbering="true" text:style-name="Outline">
        <text:list-item>
          <text:list>
            <text:list-item>
              <text:list>
                <text:list-header>
                  <text:h text:style-name="P21"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81762294"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360145068"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167692042"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p text:style-name="Text_20_body">Byteman also provides a maven plugin which can be used to parse and type-check your test rule scripts as part of the maven test cycle. Details of how to configure the maven plugin are provided in a tutorial available via the <text:a xlink:type="simple" xlink:href="http://www.jboss.org/byteman/documentation">Byteman project documentation page</text:a></text:p>
      <text:list xml:id="list133920933" text:continue-numbering="true" text:style-name="Outline">
        <text:list-item>
          <text:list>
            <text:list-header>
              <text:h text:style-name="P33"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290678598"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21636168"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641935132"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text:soft-page-break/>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629210968"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98159721" text:continue-numbering="true" text:style-name="Outline">
        <text:list-item>
          <text:list>
            <text:list-header>
              <text:h text:style-name="P33"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e 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ext:soft-page-break/>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9">resourcescript:</text:span><text:span text:style-name="T2">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73314806" text:continue-numbering="true" text:style-name="Outline">
        <text:list-item>
          <text:list>
            <text:list-header>
              <text:h text:style-name="P33"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text:span><text:soft-page-break/><text:span text:style-name="Code_20_Text">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757722204" text:continue-numbering="true" text:style-name="Outline">
        <text:list-item>
          <text:list>
            <text:list-header>
              <text:h text:style-name="P33"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03085000" text:style-name="L8">
        <text:list-item>
          <text:p text:style-name="P29">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9"><text:soft-page-break/>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9">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644690323" text:continue-list="list757722204" text:style-name="Outline">
        <text:list-item>
          <text:list>
            <text:list-header>
              <text:h text:style-name="Heading_20_2" text:outline-level="2" text:is-list-header="true"><text:soft-page-break/><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text:span></text:span><text:span text:style-name="Code_20_Text"><text:span text:style-name="T4">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775161510" text:continue-numbering="true" text:style-name="Outline">
        <text:list-item>
          <text:list>
            <text:list-header>
              <text:h text:style-name="P33"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824605177" text:continue-numbering="true" text:style-name="Outline">
        <text:list-item>
          <text:list>
            <text:list-header>
              <text:h text:style-name="P33"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oft-page-break/><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text:span></text:span><text:soft-page-break/><text:span text:style-name="Code_20_Text"><text:span text:style-name="T4">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text:span></text:span><text:span text:style-name="Code_20_Text"><text:span text:style-name="T4">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4-05-19T10:58:54</dc:date>
    <meta:printed-by>Andrew Dinn</meta:printed-by>
    <meta:print-date>2008-09-26T17:21:42</meta:print-date>
    <meta:editing-cycles>231</meta:editing-cycles>
    <meta:editing-duration>P3DT2H24M50S</meta:editing-duration>
    <meta:document-statistic meta:table-count="0" meta:image-count="0" meta:object-count="0" meta:page-count="51" meta:paragraph-count="560" meta:word-count="20598" meta:character-count="133901" meta:non-whitespace-character-count="109286"/>
    <meta:user-defined meta:name="Info 1"/>
    <meta:user-defined meta:name="Info 2"/>
    <meta:user-defined meta:name="Info 3"/>
    <meta:user-defined meta:name="Info 4"/>
  </office:meta>
</office:document-meta>
</file>